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style:contextual-spacing="false" fo:line-height="138%" fo:text-align="justify" style:justify-single-word="false"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846d51"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863e43"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officeooo:rsid="0087704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3">8</text:span><text:span text:style-name="T1">.</text:span><text:span text:style-name="T4">4</text:span><text:span text:style-name="T2">.</text:span><text:span text:style-name="T4">1.</text:span><text:span text:style-name="T1"> </text:span><text:span text:style-name="T5">Super Lucho, recargado</text:span></text:p>
      <text:p text:style-name="P1"/>
      <text:p text:style-name="P2"><text:bookmark text:name="docs-internal-guid-aaf69af1-8957-0150-d5b2-0135c302c43c"/><text:span text:style-name="T7">C</text:span>onstruí un programa para que, una vez más, Lucho encienda todas las luces, pero esta vez también debe contar cuántas luces prendió. No sabemos qué tamaño tiene el tablero de luces, ni en qué lugares hay luces. Para informar cuántas luces prendió, Lucho deberá utilizar bolitas rojas en el origen. Te mostramos un tablero inicial y su correspondiente tablero final.</text:p>
      <text:p text:style-name="Text_20_body"/>
      <text:p text:style-name="P4"><draw:frame draw:style-name="fr1" draw:name="Image1" text:anchor-type="as-char" svg:width="8.784cm" svg:height="6.473cm" draw:z-index="0"><draw:image xlink:href="https://lh3.googleusercontent.com/gxmCnSVL-XuVygf1w4AWClFdihZ57rrvhJ6sl4QBgBtMbQQ_4yptROYgp6TrSjmSY46WiP_BA9uNUZOUxTlSLO9X-eA7aDTew6gDR-GV2dc5mcEfJUhn6-okAbpbQ--KC7HsOPJG" xlink:type="simple" xlink:show="embed" xlink:actuate="onLoad"/></draw:frame></text:p>
      <text:p text:style-name="P5"/>
      <text:p text:style-name="P5"><text:span text:style-name="T6">¡No te olvides de usar todas las herramientas que aprendimos! Y te contamos un secreto de los programadores profesionales: siempre miran los programas que ya hicieron para sacar ideas. Es más: si alguna parte del código sirve, ¡la reutiliz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24T13:25:48.800000000</dc:date>
    <meta:editing-duration>PT6H7M19S</meta:editing-duration>
    <meta:editing-cycles>102</meta:editing-cycles>
    <meta:generator>LibreOffice/4.2.5.2$Windows_x86 LibreOffice_project/6ff819b65674ae6c83f3cbab9e4a4c2b292a7a94</meta:generator>
    <meta:document-statistic meta:table-count="0" meta:image-count="1" meta:object-count="0" meta:page-count="1" meta:paragraph-count="4" meta:word-count="104" meta:character-count="645" meta:non-whitespace-character-count="544"/>
  </office:meta>
</office:document-meta>
</file>